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4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9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0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0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5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08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0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9528in" style:font-size-asian="0.29528in" style:font-size-complex="0.29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33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4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8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draw:fill="none" draw:stroke="solid" svg:stroke-width="0.01042in" svg:stroke-color="#000000" draw:marker-end="a500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000000" draw:marker-end="a505" svg:stroke-opacity="100%" draw:stroke-linejoin="miter" svg:stroke-linecap="butt"/>
    </style:style>
    <style:style style:family="paragraph" style:name="a370">
      <style:paragraph-properties fo:line-height="100%" fo:text-align="left" style:tab-stop-distance="1.181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41479in" svg:y="1.58766in" svg:width="1.76368in" svg:height="0.77903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50331in" svg:y="1.70631in" svg:width="1.43066in" svg:height="0.55778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31" draw:style-name="a504" draw:name="ZoneTexte 6" svg:x="2.94998in" svg:y="0.78136in" svg:width="1.19247in" svg:height="0.33791in">
            <draw:text-box>
              <text:p text:style-name="a503" text:class-names="" text:cond-style-name=""><text:span text:style-name="a502" text:class-names="">How ?</text:span></text:p>
            </draw:text-box>
            <svg:title/>
            <svg:desc/>
          </draw:frame>
          <draw:connector draw:type="line" svg:x1="2.42055in" svg:y1="1.1468in" svg:x2="4.07166in" svg:y2="1.1468in" draw:id="id132" draw:style-name="a506" draw:name="Connecteur droit avec flèche 8">
            <svg:title/>
            <svg:desc/>
          </draw:connector>
        </draw:g>
        <draw:g draw:name="Groupe 18" draw:id="id66">
          <svg:title/>
          <svg:desc/>
          <draw:frame draw:id="id129" draw:style-name="a499" draw:name="ZoneTexte 9" svg:x="2.92046in" svg:y="1.20011in" svg:width="1.14639in" svg:height="0.33791in">
            <draw:text-box>
              <text:p text:style-name="a498" text:class-names="" text:cond-style-name=""><text:span text:style-name="a497" text:class-names="">Why ?</text:span></text:p>
            </draw:text-box>
            <svg:title/>
            <svg:desc/>
          </draw:frame>
          <draw:connector draw:type="line" svg:x1="4.01499in" svg:y1="1.55843in" svg:x2="2.38358in" svg:y2="1.55843in" draw:id="id130" draw:style-name="a501" draw:name="Connecteur droit avec flèche 10">
            <svg:title/>
            <svg:desc/>
          </draw:connector>
        </draw:g>
        <draw:connector draw:type="line" svg:x1="2.17847in" svg:y1="1.97718in" draw:start-shape="id63" draw:start-glue-point="1" svg:x2="2.94998in" svg:y2="1.98019in" draw:end-shape="id67" draw:end-glue-point="3" draw:id="id68" draw:style-name="a364" draw:name="Connecteur droit 21">
          <svg:title/>
          <svg:desc/>
        </draw:connector>
        <draw:custom-shape svg:x="2.94998in" svg:y="1.7013in" svg:width="1.43066in" svg:height="0.55778in" draw:id="id67" draw:style-name="a367" draw:name="Rectangle à coins arrondis 22">
          <svg:title/>
          <svg:desc/>
          <text:p text:style-name="a366" text:class-names="" text:cond-style-name=""><text:span text:style-name="a365" text:class-names="">Increase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064in" svg:y1="1.98019in" draw:start-shape="id67" draw:start-glue-point="1" svg:x2="5.22664in" svg:y2="1.97717in" draw:end-shape="id69" draw:end-glue-point="3" draw:id="id70" draw:style-name="a368" draw:name="Connecteur droit 24">
          <svg:title/>
          <svg:desc/>
        </draw:connector>
        <draw:frame draw:id="id71" draw:style-name="a371" draw:name="ZoneTexte 188" svg:x="0.32115in" svg:y="0.23059in" svg:width="5.20266in" svg:height="0.4770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2.97601in" svg:y="7.05323in" svg:width="1.43066in" svg:height="0.55778in" draw:id="id72" draw:style-name="a374" draw:name="Rectangle à coins arrondis 22">
          <svg:title/>
          <svg:desc/>
          <text:p text:style-name="a373" text:class-names="" text:cond-style-name=""><text:span text:style-name="a372" text:class-names="">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7601in" svg:y="10.20142in" svg:width="1.43066in" svg:height="0.55778in" draw:id="id73" draw:style-name="a377" draw:name="Rectangle à coins arrondis 22">
          <svg:title/>
          <svg:desc/>
          <text:p text:style-name="a376" text:class-names="" text:cond-style-name=""><text:span text:style-name="a375" text:class-names="">Reduce airflow humidit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4">
          <svg:title/>
          <svg:desc/>
          <draw:connector draw:type="line" svg:x1="9.02337in" svg:y1="0.36564in" svg:x2="9.86938in" svg:y2="0.36564in" draw:id="id126" draw:style-name="a492" draw:name="Connecteur droit 24">
            <svg:title/>
            <svg:desc/>
          </draw:connector>
          <draw:connector draw:type="line" svg:x1="9.45132in" svg:y1="0.36564in" svg:x2="9.44638in" svg:y2="0.88012in" draw:id="id127" draw:style-name="a493" draw:name="Connecteur droit 24">
            <svg:title/>
            <svg:desc/>
          </draw:connector>
          <draw:frame draw:id="id128" draw:style-name="a496" draw:name="ZoneTexte 32" svg:x="9.88636in" svg:y="0.43521in" svg:width="1.14639in" svg:height="0.33791in">
            <draw:text-box>
              <text:p text:style-name="a495" text:class-names="" text:cond-style-name=""><text:span text:style-name="a494" text:class-names="">: And</text:span></text:p>
            </draw:text-box>
            <svg:title/>
            <svg:desc/>
          </draw:frame>
        </draw:g>
        <draw:g draw:name="Groupe 119" draw:id="id75">
          <svg:title/>
          <svg:desc/>
          <draw:connector draw:type="line" svg:x1="11.03275in" svg:y1="0.30979in" svg:x2="11.87876in" svg:y2="0.30979in" draw:id="id123" draw:style-name="a487" draw:name="Connecteur droit 24">
            <svg:title/>
            <svg:desc/>
          </draw:connector>
          <draw:connector draw:type="line" svg:x1="11.05098in" svg:y1="0.30979in" svg:x2="11.87876in" svg:y2="0.7978in" draw:id="id124" draw:style-name="a488" draw:name="Connecteur droit 24">
            <svg:title/>
            <svg:desc/>
          </draw:connector>
          <draw:frame draw:id="id125" draw:style-name="a491" draw:name="ZoneTexte 33" svg:x="12.01908in" svg:y="0.25637in" svg:width="1.45934in" svg:height="0.7752in">
            <draw:text-box>
              <text:p text:style-name="a490" text:class-names="" text:cond-style-name=""><text:span text:style-name="a489" text:class-names="">: Inclusive Or (one or more possibility)</text:span></text:p>
            </draw:text-box>
            <svg:title/>
            <svg:desc/>
          </draw:frame>
        </draw:g>
        <draw:custom-shape svg:x="7.4929in" svg:y="5.50354in" svg:width="1.43066in" svg:height="0.55778in" draw:id="id76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064in" svg:y1="1.98019in" draw:start-shape="id67" draw:start-glue-point="1" svg:x2="5.22665in" svg:y2="5.78066in" draw:end-shape="id77" draw:end-glue-point="3" draw:id="id78" draw:style-name="a381" draw:name="Connecteur droit 24">
          <svg:title/>
          <svg:desc/>
        </draw:connector>
        <draw:custom-shape svg:x="5.23512in" svg:y="2.88174in" svg:width="1.43065in" svg:height="0.55778in" draw:id="id79" draw:style-name="a385" draw:name="Rectangle à coins arrondis 4">
          <svg:title/>
          <svg:desc/>
          <text:p text:style-name="a384" text:class-names="" text:cond-style-name=""><text:span text:style-name="a382" text:class-names="">Pollute flow</text:span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064in" svg:y1="1.98019in" draw:start-shape="id67" draw:start-glue-point="1" svg:x2="5.23512in" svg:y2="3.16063in" draw:end-shape="id79" draw:end-glue-point="3" draw:id="id80" draw:style-name="a386" draw:name="Connecteur droit 24">
          <svg:title/>
          <svg:desc/>
        </draw:connector>
        <draw:connector draw:type="line" svg:x1="2.48982in" svg:y1="1.98019in" svg:x2="2.46205in" svg:y2="10.48031in" draw:id="id81" draw:style-name="a387" draw:name="Connecteur droit 24">
          <svg:title/>
          <svg:desc/>
        </draw:connector>
        <draw:connector draw:type="line" svg:x1="2.47694in" svg:y1="10.48031in" svg:x2="2.97601in" svg:y2="10.48031in" draw:end-shape="id73" draw:end-glue-point="3" draw:id="id82" draw:style-name="a388" draw:name="Connecteur droit 21">
          <svg:title/>
          <svg:desc/>
        </draw:connector>
        <draw:connector draw:type="line" svg:x1="2.47694in" svg:y1="7.33212in" svg:x2="2.97601in" svg:y2="7.33212in" draw:end-shape="id72" draw:end-glue-point="3" draw:id="id83" draw:style-name="a389" draw:name="Connecteur droit 21">
          <svg:title/>
          <svg:desc/>
        </draw:connector>
        <draw:connector draw:type="line" svg:x1="8.93397in" svg:y1="1.9852in" draw:start-shape="id64" draw:start-glue-point="1" svg:x2="9.65895in" svg:y2="1.97717in" draw:end-shape="id84" draw:end-glue-point="3" draw:id="id85" draw:style-name="a390" draw:name="Connecteur droit 24">
          <svg:title/>
          <svg:desc/>
        </draw:connector>
        <draw:custom-shape svg:x="9.65895in" svg:y="1.69828in" svg:width="1.43066in" svg:height="0.55778in" draw:id="id84" draw:style-name="a393" draw:name="Rectangle à coins arrondis 4">
          <svg:title/>
          <svg:desc/>
          <text:p text:style-name="a392" text:class-names="" text:cond-style-name=""><text:span text:style-name="a391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69177in" svg:y="5.50177in" svg:width="1.43066in" svg:height="0.55778in" draw:id="id86" draw:style-name="a396" draw:name="Rectangle à coins arrondis 4">
          <svg:title/>
          <svg:desc/>
          <text:p text:style-name="a395" text:class-names="" text:cond-style-name=""><text:span text:style-name="a394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8.92356in" svg:y1="5.78243in" draw:start-shape="id76" draw:start-glue-point="1" svg:x2="9.69177in" svg:y2="5.78066in" draw:end-shape="id86" draw:end-glue-point="3" draw:id="id87" draw:style-name="a397" draw:name="Connecteur droit 24">
          <svg:title/>
          <svg:desc/>
        </draw:connector>
        <draw:custom-shape svg:x="7.25295in" svg:y="2.70678in" svg:width="1.77042in" svg:height="0.92173in" draw:id="id88" draw:style-name="a404" draw:name="Rectangle à coins arrondis 4">
          <svg:title/>
          <svg:desc/>
          <text:p text:style-name="a399" text:class-names="" text:cond-style-name=""><text:span text:style-name="a398" text:class-names="">By warm airflow</text:span></text:p>
          <text:p text:style-name="a403" text:class-names="" text:cond-style-name=""><text:span text:style-name="a400" text:class-names="">(Wood combustion, oil combustion, biomass</text:span><text:span text:style-name="a401" text:class-names="">)</text:span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6577in" svg:y1="3.16063in" draw:start-shape="id79" draw:start-glue-point="1" svg:x2="7.25295in" svg:y2="3.16764in" draw:end-shape="id88" draw:end-glue-point="3" draw:id="id89" draw:style-name="a405" draw:name="Connecteur droit 24">
          <svg:title/>
          <svg:desc/>
        </draw:connector>
        <draw:custom-shape svg:x="9.67195in" svg:y="2.88525in" svg:width="1.43066in" svg:height="0.55778in" draw:id="id90" draw:style-name="a408" draw:name="Rectangle à coins arrondis 4">
          <svg:title/>
          <svg:desc/>
          <text:p text:style-name="a407" text:class-names="" text:cond-style-name=""><text:span text:style-name="a406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9.02337in" svg:y1="3.16764in" draw:start-shape="id88" draw:start-glue-point="1" svg:x2="9.67195in" svg:y2="3.16414in" draw:end-shape="id90" draw:end-glue-point="3" draw:id="id91" draw:style-name="a409" draw:name="Connecteur droit 24">
          <svg:title/>
          <svg:desc/>
        </draw:connector>
        <draw:custom-shape svg:x="9.67195in" svg:y="3.72192in" svg:width="1.43066in" svg:height="0.55778in" draw:id="id92" draw:style-name="a412" draw:name="Rectangle à coins arrondis 4">
          <svg:title/>
          <svg:desc/>
          <text:p text:style-name="a411" text:class-names="" text:cond-style-name=""><text:span text:style-name="a410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9.30766in" svg:y1="3.16414in" svg:x2="9.31717in" svg:y2="4.87639in" draw:id="id93" draw:style-name="a413" draw:name="Connecteur droit 24">
          <svg:title/>
          <svg:desc/>
        </draw:connector>
        <draw:connector draw:type="line" svg:x1="9.31717in" svg:y1="4.00081in" svg:x2="9.67196in" svg:y2="4.00082in" draw:end-shape="id92" draw:end-glue-point="3" draw:id="id94" draw:style-name="a414" draw:name="Connecteur droit 24">
          <svg:title/>
          <svg:desc/>
        </draw:connector>
        <draw:custom-shape svg:x="9.67195in" svg:y="4.5975in" svg:width="1.43066in" svg:height="0.55778in" draw:id="id95" draw:style-name="a417" draw:name="Rectangle à coins arrondis 4">
          <svg:title/>
          <svg:desc/>
          <text:p text:style-name="a416" text:class-names="" text:cond-style-name=""><text:span text:style-name="a415" text:class-names="">Non 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9.31717in" svg:y1="4.87639in" svg:x2="9.67196in" svg:y2="4.87639in" draw:end-shape="id95" draw:end-glue-point="3" draw:id="id96" draw:style-name="a418" draw:name="Connecteur droit 24">
          <svg:title/>
          <svg:desc/>
        </draw:connector>
        <draw:frame draw:id="id97" draw:style-name="a421" draw:name="ZoneTexte 33" svg:x="14.22404in" svg:y="0.30979in" svg:width="1.70195in" svg:height="0.55656in">
          <draw:text-box>
            <text:p text:style-name="a420" text:class-names="" text:cond-style-name=""><text:span text:style-name="a419" text:class-names="">: Exclusive Or (only one possibility)</text:span></text:p>
          </draw:text-box>
          <svg:title/>
          <svg:desc/>
        </draw:frame>
        <draw:connector draw:type="line" svg:x1="13.47025in" svg:y1="0.33062in" svg:x2="14.31626in" svg:y2="0.33062in" draw:id="id98" draw:style-name="a422" draw:name="Connecteur droit 24">
          <svg:title/>
          <svg:desc/>
        </draw:connector>
        <draw:connector draw:type="line" svg:x1="13.48848in" svg:y1="0.33062in" svg:x2="14.31626in" svg:y2="0.81863in" draw:id="id99" draw:style-name="a423" draw:name="Connecteur droit 24">
          <svg:title/>
          <svg:desc/>
        </draw:connector>
        <draw:custom-shape svg:x="13.26in" svg:y="0.23059in" svg:width="0.22848in" svg:height="0.23851in" draw:id="id100" draw:style-name="a426" draw:name="Ellipse 51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22664in" svg:y="1.69828in" svg:width="1.43066in" svg:height="0.55778in" draw:id="id69" draw:style-name="a429" draw:name="Rectangle à coins arrondis 4">
          <svg:title/>
          <svg:desc/>
          <text:p text:style-name="a428" text:class-names="" text:cond-style-name=""><text:span text:style-name="a427" text:class-names="">Non pollut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573in" svg:y1="1.97717in" draw:start-shape="id69" draw:start-glue-point="1" svg:x2="7.50331in" svg:y2="1.9852in" draw:end-shape="id64" draw:end-glue-point="3" draw:id="id101" draw:style-name="a430" draw:name="Connecteur droit 24">
          <svg:title/>
          <svg:desc/>
        </draw:connector>
        <draw:custom-shape svg:x="5.22665in" svg:y="5.50177in" svg:width="1.43065in" svg:height="0.55778in" draw:id="id77" draw:style-name="a434" draw:name="Rectangle à coins arrondis 4">
          <svg:title/>
          <svg:desc/>
          <text:p text:style-name="a433" text:class-names="" text:cond-style-name=""><text:span text:style-name="a431" text:class-names="">Other energy</text:span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573in" svg:y1="5.78066in" draw:start-shape="id77" draw:start-glue-point="1" svg:x2="7.4929in" svg:y2="5.78243in" draw:end-shape="id76" draw:end-glue-point="3" draw:id="id102" draw:style-name="a435" draw:name="Connecteur droit 24">
          <svg:title/>
          <svg:desc/>
        </draw:connector>
        <draw:custom-shape svg:x="5.22664in" svg:y="7.05323in" svg:width="1.43066in" svg:height="0.55778in" draw:id="id103" draw:style-name="a439" draw:name="Rectangle à coins arrondis 22">
          <svg:title/>
          <svg:desc/>
          <text:p text:style-name="a438" text:class-names="" text:cond-style-name=""><text:span text:style-name="a436" text:class-names="">Natural convection</text:span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667in" svg:y1="7.33212in" draw:start-shape="id72" draw:start-glue-point="1" svg:x2="5.22664in" svg:y2="7.33212in" draw:end-shape="id103" draw:end-glue-point="3" draw:id="id104" draw:style-name="a440" draw:name="Connecteur droit 21">
          <svg:title/>
          <svg:desc/>
        </draw:connector>
        <draw:custom-shape svg:x="5.22664in" svg:y="8.77969in" svg:width="1.43066in" svg:height="0.55778in" draw:id="id105" draw:style-name="a444" draw:name="Rectangle à coins arrondis 22">
          <svg:title/>
          <svg:desc/>
          <text:p text:style-name="a443" text:class-names="" text:cond-style-name=""><text:span text:style-name="a441" text:class-names="">Forced convection</text:span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667in" svg:y1="7.33212in" draw:start-shape="id72" draw:start-glue-point="1" svg:x2="5.22664in" svg:y2="9.05858in" draw:end-shape="id105" draw:end-glue-point="3" draw:id="id106" draw:style-name="a445" draw:name="Connecteur droit 21">
          <svg:title/>
          <svg:desc/>
        </draw:connector>
        <draw:custom-shape svg:x="7.50331in" svg:y="7.04214in" svg:width="1.43066in" svg:height="0.55778in" draw:id="id107" draw:style-name="a449" draw:name="Rectangle à coins arrondis 22">
          <svg:title/>
          <svg:desc/>
          <text:p text:style-name="a448" text:class-names="" text:cond-style-name=""><text:span text:style-name="a446" text:class-names="">Warm in-draught</text:span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573in" svg:y1="7.33212in" draw:start-shape="id103" draw:start-glue-point="1" svg:x2="7.50331in" svg:y2="7.32103in" draw:end-shape="id107" draw:end-glue-point="3" draw:id="id108" draw:style-name="a450" draw:name="Connecteur droit 21">
          <svg:title/>
          <svg:desc/>
        </draw:connector>
        <draw:custom-shape svg:x="7.4929in" svg:y="7.88761in" svg:width="1.43066in" svg:height="0.55778in" draw:id="id109" draw:style-name="a454" draw:name="Rectangle à coins arrondis 22">
          <svg:title/>
          <svg:desc/>
          <text:p text:style-name="a453" text:class-names="" text:cond-style-name=""><text:span text:style-name="a451" text:class-names="">Wind in-draught</text:span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573in" svg:y1="7.33212in" draw:start-shape="id103" draw:start-glue-point="1" svg:x2="7.4929in" svg:y2="8.1665in" draw:end-shape="id109" draw:end-glue-point="3" draw:id="id110" draw:style-name="a455" draw:name="Connecteur droit 21">
          <svg:title/>
          <svg:desc/>
        </draw:connector>
        <draw:custom-shape svg:x="7.50331in" svg:y="8.78162in" svg:width="1.43066in" svg:height="0.55778in" draw:id="id111" draw:style-name="a459" draw:name="Rectangle à coins arrondis 22">
          <svg:title/>
          <svg:desc/>
          <text:p text:style-name="a458" text:class-names="" text:cond-style-name=""><text:span text:style-name="a456" text:class-names="">Ventilator</text:span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6573in" svg:y1="9.05858in" draw:start-shape="id105" draw:start-glue-point="1" svg:x2="7.50331in" svg:y2="9.06051in" draw:end-shape="id111" draw:end-glue-point="3" draw:id="id112" draw:style-name="a460" draw:name="Connecteur droit 21">
          <svg:title/>
          <svg:desc/>
        </draw:connector>
        <draw:custom-shape svg:x="5.23512in" svg:y="10.12801in" svg:width="1.59003in" svg:height="0.70459in" draw:id="id113" draw:style-name="a464" draw:name="Rectangle à coins arrondis 22">
          <svg:title/>
          <svg:desc/>
          <text:p text:style-name="a463" text:class-names="" text:cond-style-name=""><text:span text:style-name="a461" text:class-names="">Without conservation of airflow</text:span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667in" svg:y1="10.48031in" draw:start-shape="id73" draw:start-glue-point="1" svg:x2="5.23512in" svg:y2="10.48031in" draw:end-shape="id113" draw:end-glue-point="3" draw:id="id114" draw:style-name="a465" draw:name="Connecteur droit 21">
          <svg:title/>
          <svg:desc/>
        </draw:connector>
        <draw:custom-shape svg:x="5.22664in" svg:y="11.25142in" svg:width="1.59003in" svg:height="0.55778in" draw:id="id115" draw:style-name="a470" draw:name="Rectangle à coins arrondis 22">
          <svg:title/>
          <svg:desc/>
          <text:p text:style-name="a469" text:class-names="" text:cond-style-name=""><text:span text:style-name="a466" text:class-names="">With conservation of airflow</text:span><text:span text:style-name="a467" text:class-names=""><text:s text:c="1"/></text:span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667in" svg:y1="10.48031in" draw:start-shape="id73" draw:start-glue-point="1" svg:x2="5.22664in" svg:y2="11.53031in" draw:end-shape="id115" draw:end-glue-point="3" draw:id="id116" draw:style-name="a471" draw:name="Connecteur droit 21">
          <svg:title/>
          <svg:desc/>
        </draw:connector>
        <draw:custom-shape svg:x="7.50331in" svg:y="10.20142in" svg:width="1.43066in" svg:height="0.55778in" draw:id="id117" draw:style-name="a475" draw:name="Rectangle à coins arrondis 22">
          <svg:title/>
          <svg:desc/>
          <text:p text:style-name="a474" text:class-names="" text:cond-style-name=""><text:span text:style-name="a472" text:class-names="">Air exchange</text:span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50331in" svg:y="11.25142in" svg:width="1.42025in" svg:height="0.55778in" draw:id="id118" draw:style-name="a479" draw:name="Rectangle à coins arrondis 22">
          <svg:title/>
          <svg:desc/>
          <text:p text:style-name="a478" text:class-names="" text:cond-style-name=""><text:span text:style-name="a476" text:class-names="">Condensation</text:span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82515in" svg:y1="10.48031in" draw:start-shape="id113" draw:start-glue-point="1" svg:x2="7.50331in" svg:y2="10.48031in" draw:end-shape="id117" draw:end-glue-point="3" draw:id="id119" draw:style-name="a480" draw:name="Connecteur droit 21">
          <svg:title/>
          <svg:desc/>
        </draw:connector>
        <draw:connector draw:type="line" svg:x1="6.81667in" svg:y1="11.53031in" draw:start-shape="id115" draw:start-glue-point="1" svg:x2="7.50331in" svg:y2="11.53031in" draw:end-shape="id118" draw:end-glue-point="3" draw:id="id120" draw:style-name="a481" draw:name="Connecteur droit 21">
          <svg:title/>
          <svg:desc/>
        </draw:connector>
        <draw:custom-shape svg:x="7.50331in" svg:y="12.09784in" svg:width="1.42025in" svg:height="0.55778in" draw:id="id121" draw:style-name="a485" draw:name="Rectangle à coins arrondis 22">
          <svg:title/>
          <svg:desc/>
          <text:p text:style-name="a484" text:class-names="" text:cond-style-name=""><text:span text:style-name="a482" text:class-names="">Absorption</text:span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81667in" svg:y1="11.53031in" draw:start-shape="id115" draw:start-glue-point="1" svg:x2="7.50331in" svg:y2="12.37673in" draw:end-shape="id121" draw:end-glue-point="3" draw:id="id122" draw:style-name="a486" draw:name="Connecteur droit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8112in" svg:y="2.57732in" svg:width="13.38602in" svg:height="5.48273in"/>
      <presentation:placeholder presentation:object="subtitle" svg:x="1.96853in" svg:y="8.27149in" svg:width="11.8112in" svg:height="3.80218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2" style:display-name="Titre et contenu">
      <presentation:placeholder presentation:object="title" svg:x="1.08269in" svg:y="0.83845in" svg:width="13.58288in" svg:height="3.04394in"/>
      <presentation:placeholder presentation:object="object" svg:x="1.08269in" svg:y="4.19225in" svg:width="13.58288in" svg:height="9.9921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3" style:display-name="Titre de section">
      <presentation:placeholder presentation:object="title" svg:x="1.07449in" svg:y="3.92613in" svg:width="13.58288in" svg:height="6.55084in"/>
      <presentation:placeholder presentation:object="outline" svg:x="1.07449in" svg:y="10.53895in" svg:width="13.58288in" svg:height="3.4449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4" style:display-name="Deux contenus">
      <presentation:placeholder presentation:object="title" svg:x="1.08269in" svg:y="0.83845in" svg:width="13.58288in" svg:height="3.04394in"/>
      <presentation:placeholder presentation:object="object" svg:x="1.08269in" svg:y="4.19225in" svg:width="6.69301in" svg:height="9.99213in"/>
      <presentation:placeholder presentation:object="object" svg:x="7.97256in" svg:y="4.19225in" svg:width="6.69301in" svg:height="9.9921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5" style:display-name="Comparaison">
      <presentation:placeholder presentation:object="title" svg:x="1.08474in" svg:y="0.83845in" svg:width="13.58288in" svg:height="3.04394in"/>
      <presentation:placeholder presentation:object="outline" svg:x="1.08475in" svg:y="3.86051in" svg:width="6.66225in" svg:height="1.89198in"/>
      <presentation:placeholder presentation:object="object" svg:x="1.08475in" svg:y="5.75249in" svg:width="6.66225in" svg:height="8.46105in"/>
      <presentation:placeholder presentation:object="outline" svg:x="7.97256in" svg:y="3.86051in" svg:width="6.69506in" svg:height="1.89198in"/>
      <presentation:placeholder presentation:object="object" svg:x="7.97256in" svg:y="5.75249in" svg:width="6.69506in" svg:height="8.46105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6" style:display-name="Titre seul">
      <presentation:placeholder presentation:object="title" svg:x="1.08269in" svg:y="0.83845in" svg:width="13.58288in" svg:height="3.04394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7" style:display-name="Vide"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8" style:display-name="Contenu avec légende">
      <presentation:placeholder presentation:object="title" svg:x="1.08474in" svg:y="1.04988in" svg:width="5.07923in" svg:height="3.6746in"/>
      <presentation:placeholder presentation:object="object" svg:x="6.69506in" svg:y="2.26746in" svg:width="7.97256in" svg:height="11.19148in"/>
      <presentation:placeholder presentation:object="outline" svg:x="1.08474in" svg:y="4.72448in" svg:width="5.07923in" svg:height="8.75268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9" style:display-name="Image avec légende">
      <presentation:placeholder presentation:object="title" svg:x="1.08474in" svg:y="1.04988in" svg:width="5.07923in" svg:height="3.6746in"/>
      <presentation:placeholder presentation:object="graphic" svg:x="6.69506in" svg:y="2.26746in" svg:width="7.97256in" svg:height="11.19148in"/>
      <presentation:placeholder presentation:object="outline" svg:x="1.08474in" svg:y="4.72448in" svg:width="5.07923in" svg:height="8.75268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10" style:display-name="Titre et texte vertical">
      <presentation:placeholder presentation:object="title" svg:x="1.08269in" svg:y="0.83845in" svg:width="13.58288in" svg:height="3.04394in"/>
      <presentation:placeholder presentation:object="outline" svg:x="1.08269in" svg:y="4.19225in" svg:width="13.58288in" svg:height="9.9921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presentation-page-layout style:name="Master1-PPL11" style:display-name="Titre vertical et texte">
      <presentation:placeholder presentation:object="title" svg:x="11.26985in" svg:y="0.83845in" svg:width="3.39572in" svg:height="13.34593in"/>
      <presentation:placeholder presentation:object="outline" svg:x="1.08269in" svg:y="0.83845in" svg:width="9.99031in" svg:height="13.34593in"/>
      <presentation:placeholder presentation:object="date-time" svg:x="1.08269in" svg:y="14.59631in" svg:width="3.54336in" svg:height="0.83845in"/>
      <presentation:placeholder presentation:object="footer" svg:x="5.21661in" svg:y="14.59631in" svg:width="5.31504in" svg:height="0.83845in"/>
      <presentation:placeholder presentation:object="page-number" svg:x="11.12221in" svg:y="14.59631in" svg:width="3.54336in" svg:height="0.83845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05" svg:viewBox="0 0 20 30" svg:d="m10 0-10 30h20z"/>
    <draw:marker draw:name="a500" svg:viewBox="0 0 20 30" svg:d="m10 0-10 30h20z"/>
  </office:styles>
  <office:automatic-styles>
    <style:page-layout style:name="pageLayout1">
      <style:page-layout-properties fo:page-width="15.74826in" fo:page-height="15.74826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1.08269in" svg:y="0.83845in" svg:width="13.58288in" svg:height="3.0439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08269in" svg:y="4.19225in" svg:width="13.58288in" svg:height="9.992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08269in" svg:y="14.59631in" svg:width="3.54336in" svg:height="0.8384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10/2017</text:date></text:span></text:p>
        </draw:text-box>
        <svg:title/>
        <svg:desc/>
      </draw:frame>
      <draw:frame draw:id="id3" presentation:style-name="a28" draw:name="Footer Placeholder 4" svg:x="5.21661in" svg:y="14.59631in" svg:width="5.31504in" svg:height="0.8384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12221in" svg:y="14.59631in" svg:width="3.54336in" svg:height="0.8384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1.18112in" svg:y="2.57732in" svg:width="13.38602in" svg:height="5.482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1.96853in" svg:y="8.27149in" svg:width="11.8112in" svg:height="3.80218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1.08269in" svg:y="14.59631in" svg:width="3.54336in" svg:height="0.83845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/10/2017</text:date></text:span></text:p>
        </draw:text-box>
        <svg:title/>
        <svg:desc/>
      </draw:frame>
      <draw:frame draw:id="id8" presentation:style-name="a47" draw:name="Footer Placeholder 4" svg:x="5.21661in" svg:y="14.59631in" svg:width="5.31504in" svg:height="0.8384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11.12221in" svg:y="14.59631in" svg:width="3.54336in" svg:height="0.83845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1.08269in" svg:y="0.83845in" svg:width="13.58288in" svg:height="3.04394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1.08269in" svg:y="4.19225in" svg:width="13.58288in" svg:height="9.99213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1.08269in" svg:y="14.59631in" svg:width="3.54336in" svg:height="0.83845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/10/2017</text:date></text:span></text:p>
        </draw:text-box>
        <svg:title/>
        <svg:desc/>
      </draw:frame>
      <draw:frame draw:id="id13" presentation:style-name="a79" draw:name="Footer Placeholder 4" svg:x="5.21661in" svg:y="14.59631in" svg:width="5.31504in" svg:height="0.8384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11.12221in" svg:y="14.59631in" svg:width="3.54336in" svg:height="0.83845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1.07449in" svg:y="3.92613in" svg:width="13.58288in" svg:height="6.5508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1.07449in" svg:y="10.53895in" svg:width="13.58288in" svg:height="3.44493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1.08269in" svg:y="14.59631in" svg:width="3.54336in" svg:height="0.83845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/10/2017</text:date></text:span></text:p>
        </draw:text-box>
        <svg:title/>
        <svg:desc/>
      </draw:frame>
      <draw:frame draw:id="id18" presentation:style-name="a98" draw:name="Footer Placeholder 4" svg:x="5.21661in" svg:y="14.59631in" svg:width="5.31504in" svg:height="0.8384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11.12221in" svg:y="14.59631in" svg:width="3.54336in" svg:height="0.83845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1.08269in" svg:y="0.83845in" svg:width="13.58288in" svg:height="3.04394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1.08269in" svg:y="4.19225in" svg:width="6.69301in" svg:height="9.99213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7.97256in" svg:y="4.19225in" svg:width="6.69301in" svg:height="9.99213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1.08269in" svg:y="14.59631in" svg:width="3.54336in" svg:height="0.83845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/10/2017</text:date></text:span></text:p>
        </draw:text-box>
        <svg:title/>
        <svg:desc/>
      </draw:frame>
      <draw:frame draw:id="id24" presentation:style-name="a147" draw:name="Footer Placeholder 5" svg:x="5.21661in" svg:y="14.59631in" svg:width="5.31504in" svg:height="0.8384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11.12221in" svg:y="14.59631in" svg:width="3.54336in" svg:height="0.83845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1.08474in" svg:y="0.83845in" svg:width="13.58288in" svg:height="3.04394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1.08475in" svg:y="3.86051in" svg:width="6.66225in" svg:height="1.89198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1.08475in" svg:y="5.75249in" svg:width="6.66225in" svg:height="8.46105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7.97256in" svg:y="3.86051in" svg:width="6.69506in" svg:height="1.89198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7.97256in" svg:y="5.75249in" svg:width="6.69506in" svg:height="8.46105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1.08269in" svg:y="14.59631in" svg:width="3.54336in" svg:height="0.83845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/10/2017</text:date></text:span></text:p>
        </draw:text-box>
        <svg:title/>
        <svg:desc/>
      </draw:frame>
      <draw:frame draw:id="id32" presentation:style-name="a204" draw:name="Footer Placeholder 7" svg:x="5.21661in" svg:y="14.59631in" svg:width="5.31504in" svg:height="0.83845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11.12221in" svg:y="14.59631in" svg:width="3.54336in" svg:height="0.83845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1.08269in" svg:y="0.83845in" svg:width="13.58288in" svg:height="3.04394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1.08269in" svg:y="14.59631in" svg:width="3.54336in" svg:height="0.83845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/10/2017</text:date></text:span></text:p>
        </draw:text-box>
        <svg:title/>
        <svg:desc/>
      </draw:frame>
      <draw:frame draw:id="id36" presentation:style-name="a219" draw:name="Footer Placeholder 3" svg:x="5.21661in" svg:y="14.59631in" svg:width="5.31504in" svg:height="0.8384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12221in" svg:y="14.59631in" svg:width="3.54336in" svg:height="0.83845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1.08269in" svg:y="14.59631in" svg:width="3.54336in" svg:height="0.83845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10/2017</text:date></text:span></text:p>
        </draw:text-box>
        <svg:title/>
        <svg:desc/>
      </draw:frame>
      <draw:frame draw:id="id39" presentation:style-name="a230" draw:name="Footer Placeholder 2" svg:x="5.21661in" svg:y="14.59631in" svg:width="5.31504in" svg:height="0.8384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12221in" svg:y="14.59631in" svg:width="3.54336in" svg:height="0.83845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1.08474in" svg:y="1.04988in" svg:width="5.07923in" svg:height="3.6746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6.69506in" svg:y="2.26746in" svg:width="7.97256in" svg:height="11.1914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1.08474in" svg:y="4.72448in" svg:width="5.07923in" svg:height="8.75268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1.08269in" svg:y="14.59631in" svg:width="3.54336in" svg:height="0.83845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/10/2017</text:date></text:span></text:p>
        </draw:text-box>
        <svg:title/>
        <svg:desc/>
      </draw:frame>
      <draw:frame draw:id="id45" presentation:style-name="a266" draw:name="Footer Placeholder 5" svg:x="5.21661in" svg:y="14.59631in" svg:width="5.31504in" svg:height="0.8384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11.12221in" svg:y="14.59631in" svg:width="3.54336in" svg:height="0.83845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1.08474in" svg:y="1.04988in" svg:width="5.07923in" svg:height="3.6746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6.69506in" svg:y="2.26746in" svg:width="7.97256in" svg:height="11.19148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1.08474in" svg:y="4.72448in" svg:width="5.07923in" svg:height="8.752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1.08269in" svg:y="14.59631in" svg:width="3.54336in" svg:height="0.83845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30/10/2017</text:date></text:span></text:p>
        </draw:text-box>
        <svg:title/>
        <svg:desc/>
      </draw:frame>
      <draw:frame draw:id="id51" presentation:style-name="a289" draw:name="Footer Placeholder 5" svg:x="5.21661in" svg:y="14.59631in" svg:width="5.31504in" svg:height="0.83845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11.12221in" svg:y="14.59631in" svg:width="3.54336in" svg:height="0.8384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1.08269in" svg:y="0.83845in" svg:width="13.58288in" svg:height="3.04394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1.08269in" svg:y="4.19225in" svg:width="13.58288in" svg:height="9.99213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1.08269in" svg:y="14.59631in" svg:width="3.54336in" svg:height="0.83845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30/10/2017</text:date></text:span></text:p>
        </draw:text-box>
        <svg:title/>
        <svg:desc/>
      </draw:frame>
      <draw:frame draw:id="id56" presentation:style-name="a321" draw:name="Footer Placeholder 4" svg:x="5.21661in" svg:y="14.59631in" svg:width="5.31504in" svg:height="0.83845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11.12221in" svg:y="14.59631in" svg:width="3.54336in" svg:height="0.8384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11.26985in" svg:y="0.83845in" svg:width="3.39572in" svg:height="13.34593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1.08269in" svg:y="0.83845in" svg:width="9.99031in" svg:height="13.34593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1.08269in" svg:y="14.59631in" svg:width="3.54336in" svg:height="0.83845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30/10/2017</text:date></text:span></text:p>
        </draw:text-box>
        <svg:title/>
        <svg:desc/>
      </draw:frame>
      <draw:frame draw:id="id61" presentation:style-name="a353" draw:name="Footer Placeholder 4" svg:x="5.21661in" svg:y="14.59631in" svg:width="5.31504in" svg:height="0.8384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11.12221in" svg:y="14.59631in" svg:width="3.54336in" svg:height="0.83845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0-30T11:21:12Z</dc:date>
    <meta:template xlink:href="Office%20Theme" xlink:type="simple"/>
    <meta:editing-cycles>9</meta:editing-cycles>
    <meta:editing-duration>PT5242S</meta:editing-duration>
    <meta:document-statistic meta:paragraph-count="32" meta:word-count="99"/>
  </office:meta>
</office:document-meta>
</file>